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F0" style:family="paragraph">
      <style:paragraph-properties fo:break-before="page"/>
    </style:style>
    <style:style style:name="P4" style:parent-style-name="Título1" style:family="paragraph">
      <style:paragraph-properties fo:break-before="page"/>
    </style:style>
    <style:style style:name="P5" style:parent-style-name="Textbody" style:family="paragraph">
      <style:text-properties fo:font-size="14pt" style:font-size-asian="14pt"/>
    </style:style>
  </office:automatic-styles>
  <office:body>
    <office:text text:use-soft-page-breaks="true">
      <text:p text:style-name="P1"/>
      <text:p text:style-name="Título"><text:s/>Predicción de series temporales</text:p>
      <text:p text:style-name="Textbody"/>
      <text:p text:style-name="Textbody"/>
      <text:p text:style-name="Textbody"/>
      <text:p text:style-name="Textbody"/>
      <text:p text:style-name="Textbody"/>
      <text:p text:style-name="Subtítulo">grado en ingeniería informática en sistemas de información</text:p>
      <text:p text:style-name="Textbody"/>
      <text:p text:style-name="Subtítulo">Asignatura: Arquitectura orientada a servicios</text:p>
      <text:p text:style-name="Subtítulo">Curso: cuarto</text:p>
      <text:p text:style-name="Subtítulo">autores: Pablo García,<text:s/>Carlos González, Aarón portales y</text:p>
      <text:p text:style-name="Subtítulo">josé ignacio <text:s/>mayoral</text:p>
      <text:p text:style-name="Subtítulo"/>
      <text:p text:style-name="Subtítulo"/>
      <text:p text:style-name="Subtítulo"/>
      <text:h text:style-name="Título1" text:outline-level="1"/>
      <text:h text:style-name="Título1" text:outline-level="1"/>
      <text:soft-page-break/>
      <text:h text:style-name="P4" text:outline-level="1">introducción</text:h>
      <text:p text:style-name="Textbody">Se nos pidió el siguiente servicio para trabajo final de la asignatura:</text:p>
      <text:p text:style-name="Textbody">Realizar un conjunto de servicios que permita la predicción automática de series temporales a<text:s/>partir<text:s/>de<text:s/>una<text:s/>serie<text:s/>de<text:s/>algoritmos.</text:p>
      <text:p text:style-name="Textbody">El sistema contemplará al menos tres algoritmos, además de realizar el preprocesado de información. El resultado se almacenará en ficheros de texto que podrán descargarse desde el servidor. Además,<text:s/>se realizará un cliente que permita comprobar el funcionamiento de los diferentes servicios.</text:p>
      <text:h text:style-name="Título1" text:outline-level="1">Funcionamiento general</text:h>
      <text:p text:style-name="Textbody">El funcionamiento comenzaría entrando en la página Cliente.html en la misma se piden unos campos y la subida de un fichero<text:s/>CSV<text:s/>con los datos requeridos para entrenar a los algoritmos. Mandaremos todo mediante formularios a Cliente.php.</text:p>
      <text:p text:style-name="Textbody">Una vez rellenados los campos y subido el fichero, se redireccionará a Cliente.php desde donde cogemos los datos del formulario y creamos un array de objetos con todos los datos, el cual mandamos por CURL al ESB, desde el ESB mediante CURL<text:s/>enviamos<text:s/>el mismo array de objetos, siempre codificado en JSON, a los 3 programas con su correspondiente algoritmo que funcionará y nos mandará una predicción, la cual recogemos y escribimos en un fichero<text:s/>diferente para cada algoritmo el cual podemos descargar desde Cliente.php <text:s/>en los botones de descarga.</text:p>
      <text:h text:style-name="Título1" text:outline-level="1">SVR – SUPPORT VECTOR REGRESSION</text:h>
      <text:p text:style-name="Textbody">Es una versión de SVM para la regresión. El modelo producido por SVR depende solo de un conjunto de datos de entrenamiento, porque la función de costo para construir el modelo ignora cualquier información cercana a la predicción del modelo.</text:p>
      <text:p text:style-name="Textbody">Para ejecutar el programa primero hay que entrenar el algoritmo con distintas muestras que vamos a obtener de un archivo<text:s/>CSV<text:s/>de datos.<text:s/>Lo siguiente que habría que hacer es seleccionar el valor que se desea predecir usando el método de predicción que nos proporciona la documentación del algoritmo.</text:p>
      <text:h text:style-name="Título1" text:outline-level="1">MR -- MultipleVariable Regression</text:h>
      <text:p text:style-name="Textbody"><text:bookmark-start text:name="result_box"/><text:bookmark-end text:name="result_box"/>La regresión multivariable intenta modelar la relación entre dos o más variables explicativas y una variable de respuesta ajustando una ecuación lineal a los datos observados.</text:p>
      <text:p text:style-name="Textbody">Para ejecutar el programa primero hay que correrlo, para correrlo en Windows nos vamos a la carpeta en la que se encuentra con la línea de<text:s/>comandos y se corre el ejecutable. Éste contiene todo lo necesario para el programa, es un socket que escucha en el puerto 9999 y espera recibir un<text:s/>JSON. Una vez recibido el<text:s/>JSON<text:s/>lo procesa y devuelve la predicción para el dato pedido.</text:p>
      <text:p text:style-name="P5">MCMC – Markov-Chain Monte Carlo</text:p>
      <text:p text:style-name="Textbody">En estadísticas, los métodos "Markov chain Monte Carlo" (MCMC) son una clase de algoritmos para el muestreo a partir de una distribución de probabilidad basada en la construcción de una cadena de Markov que tiene la distribución deseada como distribución de equilibrio. El estado de la cadena después de una serie de pasos se usa luego como una muestra de la distribución deseada. La calidad de la muestra mejora en función del número de pasos.</text:p>
      <text:soft-page-break/>
      <text:p text:style-name="Textbody">Este programa, escrito en Python 3, se ayuda de la librería Prophet, creada por Facebook. Su funcionamiento y ejecución detallada se encuentran en el archivo README.md dentro de su carpeta.</text:p>
      <text:p text:style-name="Textbody"/>
      <text:p text:style-name="Textbody">Más información en el repositiorio de Github:</text:p>
      <text:p text:style-name="Textbody"><text:a xlink:href="https://github.com/cgrs/TSprediction" office:target-frame-name="_top" xlink:show="replace"><text:span text:style-name="Hipervínculo">https://github.com/cgrs/TSpredictio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Encabezado" style:next-style-name="Textbody" style:default-outline-level="1">
      <style:paragraph-properties fo:text-align="start"/>
      <style:text-properties style:font-name-asian="Arial" style:font-name-complex="Arial" fo:font-weight="bold" style:font-weight-asian="bold" style:font-weight-complex="bold" fo:hyphenate="false"/>
    </style:style>
    <style:style style:name="Título2" style:display-name="Título 2" style:family="paragraph" style:parent-style-name="Encabezado" style:next-style-name="Textbody" style:default-outline-level="2">
      <style:paragraph-properties fo:text-align="start" fo:margin-top="0.1652in" fo:margin-bottom="0.0944in"/>
      <style:text-properties fo:font-weight="bold" style:font-weight-asian="bold" style:font-weight-complex="bold" fo:font-style="italic" style:font-style-asian="italic" fo:font-size="11pt" style:font-size-asian="11pt" fo:hyphenate="false"/>
    </style:style>
    <style:style style:name="Título3" style:display-name="Título 3" style:family="paragraph" style:parent-style-name="Encabezado" style:next-style-name="Textbody" style:default-outline-level="3">
      <style:paragraph-properties fo:text-align="justify" fo:margin-top="0.1652in" fo:margin-bottom="0.0944in"/>
      <style:text-properties fo:font-weight="bold" style:font-weight-asian="bold" style:font-weight-complex="bold" fo:text-transform="none" fo:color="#000000" fo:hyphenate="false"/>
    </style:style>
    <style:style style:name="Título4" style:display-name="Título 4" style:family="paragraph" style:parent-style-name="Encabezado" style:next-style-name="Textbody" style:default-outline-level="4">
      <style:paragraph-properties fo:margin-top="0.1652in" fo:margin-bottom="0.0944in"/>
      <style:text-properties fo:font-weight="bold" style:font-weight-asian="bold" style:font-weight-complex="bold" fo:font-style="italic" style:font-style-asian="italic" style:font-style-complex="italic" fo:color="#808080" fo:hyphenate="false"/>
    </style:style>
    <style:style style:name="Título5" style:display-name="Título 5" style:family="paragraph" style:parent-style-name="Encabezado"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Encabezado"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Encabezado"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Encabezado" style:display-name="Encabezado" style:family="paragraph" style:parent-style-name="Standard" style:next-style-name="Textbody">
      <style:paragraph-properties fo:keep-with-next="always" fo:text-align="center" fo:margin-top="0.1666in" fo:margin-bottom="0.0833in"/>
      <style:text-properties style:font-name="Arial" style:font-name-asian="Microsoft YaHei" fo:text-transform="uppercase"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style:font-name-asian="Arial" style:font-name-complex="Arial" fo:font-size="11pt" style:font-size-asian="11pt"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ítulo" style:display-name="Título" style:family="paragraph" style:parent-style-name="Encabezado" style:next-style-name="Textbody">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Encabezado" style:next-style-name="Textbody">
      <style:paragraph-properties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style:text-properties fo:font-size="10pt" style:font-size-asian="10pt" style:font-size-complex="10pt" fo:hyphenate="false"/>
    </style:style>
    <style:style style:name="Piedepágina" style:display-name="Pie de página" style:family="paragraph" style:parent-style-name="Standard">
      <style:paragraph-properties text:number-lines="false" fo:border="0.0034in solid #000000" fo:padding="0.0138in" style:shadow="none">
        <style:tab-stops>
          <style:tab-stop style:type="center" style:position="2.9527in"/>
          <style:tab-stop style:type="right" style:position="5.9055in"/>
        </style:tab-stops>
      </style:paragraph-properties>
      <style:text-properties style:font-name="Arial" style:font-name-asian="Arial" style:font-name-complex="Arial" fo:font-size="10.5pt" style:font-size-asian="10.5pt" fo:hyphenate="false"/>
    </style:style>
    <style:style style:name="ContentsHeading" style:display-name="Contents Heading" style:family="paragraph" style:parent-style-name="Encabezado">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5125in"/>
        </style:tab-stops>
      </style:paragraph-properties>
      <style:text-properties fo:hyphenate="false"/>
    </style:style>
    <style:style style:name="Numbering1" style:display-name="Numbering 1" style:family="paragraph" style:parent-style-name="Lista">
      <style:paragraph-properties fo:margin-left="0.25in" fo:text-indent="-0.25in">
        <style:tab-stops/>
      </style:paragraph-properties>
      <style:text-properties fo:hyphenate="false"/>
    </style:style>
    <style:style style:name="Table" style:display-name="Table" style:family="paragraph" style:parent-style-name="Descripción">
      <style:paragraph-properties fo:margin-top="0in" fo:margin-bottom="0in"/>
      <style:text-properties fo:font-style="normal" style:font-style-asian="normal" fo:font-size="10pt" style:font-size-asian="10pt" fo:hyphenate="false"/>
    </style:style>
    <style:style style:name="Illustration" style:display-name="Illustration" style:family="paragraph" style:parent-style-name="Descripción">
      <style:text-properties fo:hyphenate="false"/>
    </style:style>
    <style:style style:name="Numbering2" style:display-name="Numbering 2" style:family="paragraph" style:parent-style-name="Lista">
      <style:paragraph-properties fo:margin-left="0.5in" fo:text-indent="-0.25in">
        <style:tab-stops/>
      </style:paragraph-properties>
      <style:text-properties fo:hyphenate="false"/>
    </style:style>
    <style:style style:name="Numbering2Cont." style:display-name="Numbering 2 Cont." style:family="paragraph" style:parent-style-name="Lista">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3159in"/>
        </style:tab-stops>
      </style:paragraph-properties>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5.9055in"/>
        </style:tab-stops>
      </style:paragraph-properties>
      <style:text-properties fo:font-size="11pt" style:font-size-asian="11pt" fo:hyphenate="false"/>
    </style:style>
    <style:style style:name="Framecontents" style:display-name="Frame contents" style:family="paragraph" style:parent-style-name="Standard">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Headerleft" style:family="paragraph">
      <style:text-properties style:text-underline-type="single" style:text-underline-style="solid" style:text-underline-width="auto" style:text-underline-mode="continuous"/>
    </style:style>
    <style:style style:name="P3" style:parent-style-name="Headerleft" style:family="paragraph">
      <style:text-properties style:text-underline-type="single" style:text-underline-style="solid" style:text-underline-width="auto" style:text-underline-mode="continuous"/>
    </style:style>
  </office:automatic-styles>
  <office:master-styles>
    <style:master-page style:name="MP0" style:page-layout-name="PL0">
      <style:header>
        <text:p text:style-name="P2">Predicción de series temporales</text:p>
      </style:header>
      <style:header-left>
        <text:p text:style-name="P3">Predicción de series temporales</text:p>
      </style:header-left>
      <style:footer>
        <text:p text:style-name="Piedepágina"><text:s text:c="151"/><text:page-number text:fixed="false">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los González Recio</dc:creator>
    <meta:creation-date>2015-04-16T17:27:00Z</meta:creation-date>
    <dc:date>2018-01-12T23:42:00Z</dc:date>
    <meta:template xlink:href="Normal.dotm" xlink:type="simple"/>
    <meta:editing-cycles>48</meta:editing-cycles>
    <meta:editing-duration>PT26820S</meta:editing-duration>
    <meta:document-statistic meta:page-count="3" meta:paragraph-count="7" meta:word-count="540" meta:character-count="3509" meta:row-count="24" meta:non-whitespace-character-count="2976"/>
  </office:meta>
</office:document-meta>
</file>